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BORJA MARIA ISAB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7598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8952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BORJA MARIA ISAB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75980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689524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/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/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Efectiv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EFECTIVO</text:p>
          </table:table-cell>
          <table:table-cell table:style-name="Tabla2.A3" office:value-type="string">
            <text:p text:style-name="P22">26/11/2021</text:p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EFECTIVO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EFECTIVO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EFECTIVO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9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7:39:3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